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641F59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Source Sans Pro" svg:font-family="'Source Sans Pro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02cm" fo:min-width="8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2cm" fo:min-width="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09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18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2pt"/>
    </style:style>
    <style:style style:name="P3" style:family="paragraph">
      <loext:graphic-properties draw:fill="none" draw:fill-color="#ffffff"/>
      <style:text-properties style:font-name="Source Sans Pro" fo:font-size="22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style:font-name="Source Sans Pr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Source Sans Pr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 Showcase</text:span></text:p>
          </draw:text-box>
        </draw:frame>
        <draw:frame draw:style-name="gr1" draw:text-style-name="P3" draw:layer="layout" svg:width="11.174cm" svg:height="3.052cm" svg:x="8.326cm" svg:y="15.448cm">
          <draw:text-box>
            <text:p text:style-name="P2"><text:span text:style-name="T2">A short exploration of how Kivy is</text:span></text:p>
            <text:p text:style-name="P2"><text:span text:style-name="T2">changing the world</text:span></text:p>
          </draw:text-box>
        </draw:frame>
        <draw:frame draw:style-name="gr2" draw:text-style-name="P3" draw:layer="layout" svg:width="8.5cm" svg:height="1.229cm" svg:x="9.5cm" svg:y="19.771cm">
          <draw:text-box>
            <text:p text:style-name="P2"><text:span text:style-name="T2">www.kivy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Kivy?</text:p>
          </draw:text-box>
        </draw:frame>
        <draw:frame presentation:style-name="pr3" draw:layer="layout" svg:width="25.199cm" svg:height="11.863cm" svg:x="1.301cm" svg:y="5.5cm" presentation:class="outline" presentation:user-transformed="true">
          <draw:text-box>
            <text:list text:style-name="L2">
              <text:list-item>
                <text:p>Flexible</text:p>
              </text:list-item>
              <text:list-item>
                <text:p>Portable (Android, iOS, Win, Lin, Mac)</text:p>
              </text:list-item>
              <text:list-item>
                <text:p>Fast (OpenGL accelerated)</text:p>
              </text:list-item>
              <text:list-item>
                <text:p>RAD</text:p>
              </text:list-item>
              <text:list-item>
                <text:p>Produces novel, engaging interfaces</text:p>
              </text:list-item>
              <text:list-item>
                <text:p>Well designed and maintained</text:p>
              </text:list-item>
              <text:list-item>
                <text:p>Full-stack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me?</text:p>
          </draw:text-box>
        </draw:frame>
        <draw:frame presentation:style-name="pr5" draw:layer="layout" svg:width="9.699cm" svg:height="12.18cm" svg:x="1.301cm" svg:y="6.5cm" presentation:class="outline" presentation:user-transformed="true">
          <draw:text-box>
            <text:list text:style-name="L2">
              <text:list-item>
                <text:p>Educational software developer</text:p>
              </text:list-item>
              <text:list-item>
                <text:p>Kivy contributor</text:p>
              </text:list-item>
              <text:list-item>
                <text:p>Moonlighting on Kivy project port helping the aged and mentally ill</text:p>
              </text:list-item>
            </text:list>
          </draw:text-box>
        </draw:frame>
        <draw:frame draw:style-name="gr4" draw:text-style-name="P5" draw:layer="layout" svg:width="24.048cm" svg:height="1.513cm" svg:x="2cm" svg:y="3.987cm">
          <draw:text-box>
            <text:p>Living proof that Kivy makes dunces productiv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Source Sans Pro" svg:font-family="'Source Sans Pro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Kivy_20_Light" draw:display-name="Kivy Light" xlink:href="Pictures/1000000000000500000003C0641F59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0_Light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0_Light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2H14M</meta:editing-duration>
    <meta:editing-cycles>203</meta:editing-cycles>
    <meta:generator>LibreOffice/5.0.1.2$Linux_X86_64 LibreOffice_project/81898c9f5c0d43f3473ba111d7b351050be20261</meta:generator>
    <dc:date>2015-09-05T17:06:56.825672415</dc:date>
    <meta:document-statistic meta:object-count="39"/>
  </office:meta>
</office:document-meta>
</file>